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1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45.61mm" svg:y="14.55mm">
            <draw:object draw:notify-on-update-of-ranges="Hoja1.A13:Hoja1.A19 Hoja1.B12:Hoja1.B12 Hoja1.B13:Hoja1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46.26mm" svg:y="113.95mm">
            <draw:object draw:notify-on-update-of-ranges="Hoja1.A29:Hoja1.A35 Hoja1.B28:Hoja1.B28 Hoja1.B29:Hoja1.B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5mm" svg:x="271.76mm" svg:y="14.34mm">
            <draw:object draw:notify-on-update-of-ranges="Hoja1.K13:Hoja1.K19 Hoja1.L12:Hoja1.L12 Hoja1.L13:Hoja1.L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71.94mm" svg:y="120.17mm">
            <draw:object draw:notify-on-update-of-ranges="Hoja1.K29:Hoja1.K35 Hoja1.L28:Hoja1.L28 Hoja1.L29:Hoja1.L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stackqueue:</text:p>
          </table:table-cell>
          <table:table-cell table:style-name="ce1" table:number-columns-repeated="4"/>
          <table:table-cell table:number-columns-repeated="2"/>
          <table:table-cell office:value-type="string" calcext:value-type="string">
            <text:p>Nota: Los métodos no graficados como “isEmpty”, “back()” o “size()” es porque se obvia que son constantes.</text:p>
          </table:table-cell>
          <table:table-cell table:number-columns-repeated="13"/>
        </table:table-row>
        <table:table-row table:style-name="ro1" table:number-rows-repeated="2">
          <table:table-cell table:style-name="ce1" table:number-columns-repeated="5"/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9"/>
          <table:table-cell office:value-type="string" calcext:value-type="string">
            <text:p>Conclusión de Graficos: Vemos que los metodos en su </text:p>
          </table:table-cell>
          <table:table-cell/>
        </table:table-row>
        <table:table-row table:style-name="ro1">
          <table:table-cell table:number-columns-repeated="19"/>
          <table:table-cell office:value-type="string" calcext:value-type="string">
            <text:p>mayoria son lineales y poco eficientes con esta implementacion</text:p>
          </table:table-cell>
          <table:table-cell/>
        </table:table-row>
        <table:table-row table:style-name="ro1">
          <table:table-cell table:number-columns-repeated="19"/>
          <table:table-cell office:value-type="string" calcext:value-type="string">
            <text:p>del adaptador usando stacks, sobre todo con el metodo pop.</text:p>
          </table:table-cell>
          <table:table-cell/>
        </table:table-row>
        <table:table-row table:style-name="ro1">
          <table:table-cell table:number-columns-repeated="19"/>
          <table:table-cell table:style-name="ce3"/>
          <table:table-cell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ush</text:p>
          </table:table-cell>
          <table:table-cell table:number-columns-repeated="7"/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ront</text:p>
          </table:table-cell>
          <table:table-cell table:number-columns-repeated="9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00011" calcext:value-type="float">
            <text:p>0,00011</text:p>
          </table:table-cell>
          <table:table-cell table:number-columns-repeated="8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000248" calcext:value-type="float">
            <text:p>0,000248</text:p>
          </table:table-cell>
          <table:table-cell table:number-columns-repeated="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000234" calcext:value-type="float">
            <text:p>0,000234</text:p>
          </table:table-cell>
          <table:table-cell table:number-columns-repeated="8"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000493" calcext:value-type="float">
            <text:p>0,000493</text:p>
          </table:table-cell>
          <table:table-cell table:number-columns-repeated="9"/>
        </table:table-row>
        <table:table-row table:style-name="ro1"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000341" calcext:value-type="float">
            <text:p>0,000341</text:p>
          </table:table-cell>
          <table:table-cell table:number-columns-repeated="8"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000748" calcext:value-type="float">
            <text:p>0,000748</text:p>
          </table:table-cell>
          <table:table-cell table:number-columns-repeated="9"/>
        </table:table-row>
        <table:table-row table:style-name="ro1"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0.00039" calcext:value-type="float">
            <text:p>0,00039</text:p>
          </table:table-cell>
          <table:table-cell table:number-columns-repeated="8"/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0.000987" calcext:value-type="float">
            <text:p>0,000987</text:p>
          </table:table-cell>
          <table:table-cell table:number-columns-repeated="9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0.000579" calcext:value-type="float">
            <text:p>0,000579</text:p>
          </table:table-cell>
          <table:table-cell table:number-columns-repeated="8"/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0.001232" calcext:value-type="float">
            <text:p>0,001232</text:p>
          </table:table-cell>
          <table:table-cell table:number-columns-repeated="9"/>
        </table:table-row>
        <table:table-row table:style-name="ro1"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0.000613" calcext:value-type="float">
            <text:p>0,000613</text:p>
          </table:table-cell>
          <table:table-cell table:number-columns-repeated="8"/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0.001486" calcext:value-type="float">
            <text:p>0,001486</text:p>
          </table:table-cell>
          <table:table-cell table:number-columns-repeated="9"/>
        </table:table-row>
        <table:table-row table:style-name="ro1"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0.000712" calcext:value-type="float">
            <text:p>0,000712</text:p>
          </table:table-cell>
          <table:table-cell table:number-columns-repeated="8"/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0.001732" calcext:value-type="float">
            <text:p>0,001732</text:p>
          </table:table-cell>
          <table:table-cell table:number-columns-repeated="9"/>
        </table:table-row>
        <table:table-row table:style-name="ro1" table:number-rows-repeated="7">
          <table:table-cell table:number-columns-repeated="21"/>
        </table:table-row>
        <table:table-row table:style-name="ro1">
          <table:table-cell table:number-columns-repeated="9"/>
          <table:table-cell table:style-name="ce1" office:value-type="string" calcext:value-type="string">
            <text:p>Iterador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op</text:p>
          </table:table-cell>
          <table:table-cell table:number-columns-repeated="7"/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extInt</text:p>
          </table:table-cell>
          <table:table-cell table:number-columns-repeated="9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114716" calcext:value-type="float">
            <text:p>0,114716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0.000247" calcext:value-type="float">
            <text:p>0,000247</text:p>
          </table:table-cell>
          <table:table-cell table:number-columns-repeated="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357627" calcext:value-type="float">
            <text:p>0,357627</text:p>
          </table:table-cell>
          <table:table-cell table:number-columns-repeated="8"/>
          <table:table-cell office:value-type="float" office:value="2000" calcext:value-type="float">
            <text:p>2000</text:p>
          </table:table-cell>
          <table:table-cell office:value-type="float" office:value="0.000503" calcext:value-type="float">
            <text:p>0,000503</text:p>
          </table:table-cell>
          <table:table-cell table:number-columns-repeated="9"/>
        </table:table-row>
        <table:table-row table:style-name="ro1"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669987" calcext:value-type="float">
            <text:p>0,669987</text:p>
          </table:table-cell>
          <table:table-cell table:number-columns-repeated="8"/>
          <table:table-cell office:value-type="float" office:value="3000" calcext:value-type="float">
            <text:p>3000</text:p>
          </table:table-cell>
          <table:table-cell office:value-type="float" office:value="0.000742" calcext:value-type="float">
            <text:p>0,000742</text:p>
          </table:table-cell>
          <table:table-cell table:number-columns-repeated="9"/>
        </table:table-row>
        <table:table-row table:style-name="ro1"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1.17591" calcext:value-type="float">
            <text:p>1,17591</text:p>
          </table:table-cell>
          <table:table-cell table:number-columns-repeated="8"/>
          <table:table-cell office:value-type="float" office:value="4000" calcext:value-type="float">
            <text:p>4000</text:p>
          </table:table-cell>
          <table:table-cell office:value-type="float" office:value="0.000917" calcext:value-type="float">
            <text:p>0,000917</text:p>
          </table:table-cell>
          <table:table-cell table:number-columns-repeated="9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2.24344" calcext:value-type="float">
            <text:p>2,24344</text:p>
          </table:table-cell>
          <table:table-cell table:number-columns-repeated="8"/>
          <table:table-cell office:value-type="float" office:value="5000" calcext:value-type="float">
            <text:p>5000</text:p>
          </table:table-cell>
          <table:table-cell office:value-type="float" office:value="0.001243" calcext:value-type="float">
            <text:p>0,001243</text:p>
          </table:table-cell>
          <table:table-cell table:number-columns-repeated="9"/>
        </table:table-row>
        <table:table-row table:style-name="ro1"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2.64803" calcext:value-type="float">
            <text:p>2,64803</text:p>
          </table:table-cell>
          <table:table-cell table:number-columns-repeated="8"/>
          <table:table-cell office:value-type="float" office:value="6000" calcext:value-type="float">
            <text:p>6000</text:p>
          </table:table-cell>
          <table:table-cell office:value-type="float" office:value="0.001505" calcext:value-type="float">
            <text:p>0,001505</text:p>
          </table:table-cell>
          <table:table-cell table:number-columns-repeated="9"/>
        </table:table-row>
        <table:table-row table:style-name="ro1"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4.2587" calcext:value-type="float">
            <text:p>4,2587</text:p>
          </table:table-cell>
          <table:table-cell table:number-columns-repeated="8"/>
          <table:table-cell office:value-type="float" office:value="7000" calcext:value-type="float">
            <text:p>7000</text:p>
          </table:table-cell>
          <table:table-cell office:value-type="float" office:value="0.001566" calcext:value-type="float">
            <text:p>0,001566</text:p>
          </table:table-cell>
          <table:table-cell table:number-columns-repeated="9"/>
        </table:table-row>
        <table:table-row table:style-name="ro1" table:number-rows-repeated="12">
          <table:table-cell table:number-columns-repeated="21"/>
        </table:table-row>
        <table:table-row table:style-name="ro1">
          <table:table-cell office:value-type="string" calcext:value-type="string">
            <text:p>Respuesta Patrón Adaptador: Como vemos en los metodos implementados en el archivo .cpp de la stackqueue y el iterador, usamos otras estructuras que a pesar de tener metodos e implementaciones diferentes podemos armar una Queue con sus metodos estandar, pero que dentro de ellos, se usa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a implementación de stack “adaptandolos” para que funcione como una Queue.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-00-0000</text:date>, <text:time style:data-style-name="N2" text:time-value="19:33:19.1761907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20:52:06.585109625</meta:creation-date>
    <dc:date>2019-05-05T19:34:05.095295733</dc:date>
    <meta:editing-duration>PT46M19S</meta:editing-duration>
    <meta:editing-cycles>4</meta:editing-cycles>
    <meta:generator>LibreOffice/6.0.6.2$Linux_X86_64 LibreOffice_project/00m0$Build-2</meta:generator>
    <meta:document-statistic meta:table-count="1" meta:cell-count="7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62cm" svg:y="0.316cm" chart:style-name="ch2">
          <text:p>Metodo Push()</text:p>
        </chart:title>
        <chart:legend chart:legend-position="end" svg:x="13.915cm" svg:y="4.201cm" style:legend-expansion="high" chart:style-name="ch3"/>
        <chart:plot-area chart:style-name="ch4" table:cell-range-address="Hoja1.A13:Hoja1.B19 Hoja1.B12:Hoja1.B12" chart:data-source-has-labels="both" svg:x="0.32cm" svg:y="1.275cm" svg:width="13.275cm" svg:height="7.545cm">
          <chartooo:coordinate-region svg:x="1.603cm" svg:y="1.474cm" svg:width="11.62cm" svg:height="6.699cm"/>
          <chart:axis chart:dimension="x" chart:name="primary-x" chart:style-name="ch5" chartooo:axis-type="auto">
            <chartooo:date-scale/>
            <chart:categories table:cell-range-address="Hoja1.A13:Hoja1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13:Hoja1.B19" chart:label-cell-address="Hoja1.B12:Hoja1.B1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sh</text:p>
                <draw:g>
                  <svg:desc>Hoja1.B12:Hoja1.B1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A13:Hoja1.A19</svg:desc>
                </draw:g>
              </table:table-cell>
              <table:table-cell office:value-type="float" office:value="0.00011">
                <text:p>0.00011</text:p>
                <draw:g>
                  <svg:desc>Hoja1.B13:Hoja1.B19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234">
                <text:p>0.00023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341">
                <text:p>0.00034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39">
                <text:p>0.0003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0579">
                <text:p>0.00057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0613">
                <text:p>0.00061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0712">
                <text:p>0.0007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606cm" svg:y="0.316cm" chart:style-name="ch2">
          <text:p>Metodo pop()</text:p>
        </chart:title>
        <chart:legend chart:legend-position="end" svg:x="14.098cm" svg:y="4.203cm" style:legend-expansion="high" chart:style-name="ch3"/>
        <chart:plot-area chart:style-name="ch4" table:cell-range-address="Hoja1.A29:Hoja1.B35 Hoja1.B28:Hoja1.B28" chart:data-source-has-labels="both" svg:x="0.319cm" svg:y="1.275cm" svg:width="13.46cm" svg:height="7.55cm">
          <chartooo:coordinate-region svg:x="1.046cm" svg:y="1.474cm" svg:width="12.361cm" svg:height="6.704cm"/>
          <chart:axis chart:dimension="x" chart:name="primary-x" chart:style-name="ch5" chartooo:axis-type="auto">
            <chartooo:date-scale/>
            <chart:categories table:cell-range-address="Hoja1.A29:Hoja1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29:Hoja1.B35" chart:label-cell-address="Hoja1.B28:Hoja1.B28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p</text:p>
                <draw:g>
                  <svg:desc>Hoja1.B28:Hoja1.B28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A29:Hoja1.A35</svg:desc>
                </draw:g>
              </table:table-cell>
              <table:table-cell office:value-type="float" office:value="0.114716">
                <text:p>0.114716</text:p>
                <draw:g>
                  <svg:desc>Hoja1.B29:Hoja1.B3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357627">
                <text:p>0.35762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669987">
                <text:p>0.66998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.17591">
                <text:p>1.1759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.24344">
                <text:p>2.2434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.64803">
                <text:p>2.6480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4.2587">
                <text:p>4.25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513cm" svg:y="0.316cm" chart:style-name="ch2">
          <text:p>Metodo front()</text:p>
        </chart:title>
        <chart:legend chart:legend-position="end" svg:x="13.966cm" svg:y="4.204cm" style:legend-expansion="high" chart:style-name="ch3"/>
        <chart:plot-area chart:style-name="ch4" table:cell-range-address="Hoja1.K13:Hoja1.L19 Hoja1.L12:Hoja1.L12" chart:data-source-has-labels="both" svg:x="0.319cm" svg:y="1.275cm" svg:width="13.328cm" svg:height="7.551cm">
          <chartooo:coordinate-region svg:x="1.602cm" svg:y="1.474cm" svg:width="11.673cm" svg:height="6.705cm"/>
          <chart:axis chart:dimension="x" chart:name="primary-x" chart:style-name="ch5" chartooo:axis-type="auto">
            <chartooo:date-scale/>
            <chart:categories table:cell-range-address="Hoja1.K13:Hoja1.K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L13:Hoja1.L19" chart:label-cell-address="Hoja1.L12:Hoja1.L1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ont</text:p>
                <draw:g>
                  <svg:desc>Hoja1.L12:Hoja1.L1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K13:Hoja1.K19</svg:desc>
                </draw:g>
              </table:table-cell>
              <table:table-cell office:value-type="float" office:value="0.000248">
                <text:p>0.000248</text:p>
                <draw:g>
                  <svg:desc>Hoja1.L13:Hoja1.L19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493">
                <text:p>0.00049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748">
                <text:p>0.00074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987">
                <text:p>0.00098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1232">
                <text:p>0.00123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1486">
                <text:p>0.00148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1732">
                <text:p>0.0017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97cm" svg:y="0.316cm" chart:style-name="ch2">
          <text:p>Metodo nextInt() (Iterador)</text:p>
        </chart:title>
        <chart:legend chart:legend-position="end" svg:x="13.545cm" svg:y="4.201cm" style:legend-expansion="high" chart:style-name="ch3"/>
        <chart:plot-area chart:style-name="ch4" table:cell-range-address="Hoja1.K29:Hoja1.L35 Hoja1.L28:Hoja1.L28" chart:data-source-has-labels="both" svg:x="0.32cm" svg:y="1.275cm" svg:width="12.905cm" svg:height="7.545cm">
          <chartooo:coordinate-region svg:x="1.603cm" svg:y="1.474cm" svg:width="11.25cm" svg:height="6.699cm"/>
          <chart:axis chart:dimension="x" chart:name="primary-x" chart:style-name="ch5" chartooo:axis-type="auto">
            <chartooo:date-scale/>
            <chart:categories table:cell-range-address="Hoja1.K29:Hoja1.K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L29:Hoja1.L35" chart:label-cell-address="Hoja1.L28:Hoja1.L28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xtInt</text:p>
                <draw:g>
                  <svg:desc>Hoja1.L28:Hoja1.L28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1.K29:Hoja1.K35</svg:desc>
                </draw:g>
              </table:table-cell>
              <table:table-cell office:value-type="float" office:value="0.000247">
                <text:p>0.000247</text:p>
                <draw:g>
                  <svg:desc>Hoja1.L29:Hoja1.L3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503">
                <text:p>0.00050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0742">
                <text:p>0.00074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0917">
                <text:p>0.00091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1243">
                <text:p>0.00124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1505">
                <text:p>0.00150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1566">
                <text:p>0.0015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